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1E0498282020BB437E4.png" manifest:media-type="image/png"/>
  <manifest:file-entry manifest:full-path="Pictures/100002010000020000000080DEE8F3064226E2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0.774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61cm, 0.231cm, 0.454cm)" draw:image-opacity="100%" style:mirror="none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027cm" fo:min-width="0cm"/>
    </style:style>
    <style:style style:name="gr11" style:family="graphic" style:parent-style-name="objectwithoutfill">
      <style:graphic-properties svg:stroke-width="0.053cm" svg:stroke-color="#2a6099" draw:marker-start-width="0.43cm" draw:marker-end-width="0.43cm" draw:fill="none" draw:textarea-vertical-align="middle" fo:padding-top="0.152cm" fo:padding-bottom="0.152cm" fo:padding-left="0.277cm" fo:padding-right="0.277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06cm, 5.553cm, 2.312cm, 5.827cm)" draw:image-opacity="100%" style:mirror="none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0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8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3.07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92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8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  <style:text-properties fo:color="#d80000"/>
    </style:style>
    <style:style style:name="P10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d80000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cm" svg:height="1.8cm" svg:x="1.8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7cm" svg:y1="8.9cm" svg:x2="5.5cm" svg:y2="6.9cm" draw:start-shape="id1" draw:start-glue-point="4" draw:end-shape="id2" draw:end-glue-point="0" svg:d="M2700 8900v-2000h2800" svg:viewBox="0 0 2801 2001">
          <text:p/>
        </draw:connector>
        <draw:frame draw:style-name="gr3" draw:text-style-name="P2" draw:layer="layout" svg:width="5.499cm" svg:height="1.373cm" draw:transform="rotate (-1.5707963267949) translate (6.8cm 7.001cm)">
          <draw:image xlink:href="Pictures/100002010000020000000080DEE8F3064226E2B6.png" xlink:type="simple" xlink:show="embed" xlink:actuate="onLoad" loext:mime-type="image/png">
            <text:p/>
          </draw:image>
        </draw:frame>
        <draw:line draw:style-name="gr4" draw:text-style-name="P3" xml:id="id2" draw:id="id2" draw:layer="layout" svg:x1="5.5cm" svg:y1="7.1cm" svg:x2="5.5cm" svg:y2="6.9cm">
          <text:p/>
        </draw:line>
        <draw:line draw:style-name="gr4" draw:text-style-name="P3" xml:id="id3" draw:id="id3" draw:layer="layout" svg:x1="5.5cm" svg:y1="12.4cm" svg:x2="5.5cm" svg:y2="12.6cm">
          <text:p/>
        </draw:line>
        <draw:connector draw:style-name="gr2" draw:text-style-name="P1" draw:layer="layout" svg:x1="2.7cm" svg:y1="10.7cm" svg:x2="5.5cm" svg:y2="12.6cm" draw:start-shape="id1" draw:start-glue-point="8" draw:end-shape="id3" draw:end-glue-point="2" svg:d="M2700 10700v1900h2800" svg:viewBox="0 0 2801 1901">
          <text:p/>
        </draw:connector>
        <draw:path draw:style-name="gr5" draw:text-style-name="P3" draw:layer="layout" svg:width="0.789cm" svg:height="1.099cm" draw:transform="rotate (1.5707963267949) translate (2.1cm 10.1997744964529cm)" svg:viewBox="0 0 790 1100" svg:d="M200 0c201 4 459 21 565 199 114 191-195 286-337 336-176 62-444 152-427 351s305 179 474 214h167 107">
          <text:p/>
        </draw:path>
        <draw:frame draw:style-name="gr3" draw:text-style-name="P2" draw:layer="layout" svg:width="5.499cm" svg:height="1.373cm" draw:transform="rotate (1.5707963267949) translate (6cm 12.5cm)">
          <draw:image xlink:href="Pictures/100002010000020000000080DEE8F3064226E2B6.png" xlink:type="simple" xlink:show="embed" xlink:actuate="onLoad" loext:mime-type="image/png">
            <text:p/>
          </draw:image>
        </draw:frame>
        <draw:frame draw:style-name="gr6" draw:text-style-name="P4" draw:layer="layout" svg:width="2.3cm" svg:height="1.1cm" svg:x="4.8cm" svg:y="5.7cm">
          <draw:text-box>
            <text:p>N1:N2</text:p>
          </draw:text-box>
        </draw:frame>
        <draw:line draw:style-name="gr4" draw:text-style-name="P3" xml:id="id5" draw:id="id5" draw:layer="layout" svg:x1="7.3cm" svg:y1="7cm" svg:x2="7.3cm" svg:y2="6.9cm">
          <text:p/>
        </draw:line>
        <draw:line draw:style-name="gr4" draw:text-style-name="P3" xml:id="id7" draw:id="id7" draw:layer="layout" svg:x1="7.3cm" svg:y1="12.5cm" svg:x2="7.3cm" svg:y2="12.6cm">
          <text:p/>
        </draw:line>
        <draw:frame draw:style-name="gr7" draw:text-style-name="P5" draw:layer="layout" svg:width="2.9cm" svg:height="1.8cm" svg:x="0.8cm" svg:y="7.5cm">
          <draw:text-box>
            <text:p><text:span text:style-name="T1">230 V</text:span></text:p>
            <text:p><text:span text:style-name="T1">50 Hz</text:span></text:p>
          </draw:text-box>
        </draw:frame>
        <draw:g xml:id="id11" draw:id="id11">
          <draw:line draw:style-name="gr8" draw:text-style-name="P6" draw:layer="layout" svg:x1="17.2cm" svg:y1="10.419cm" svg:x2="18.515cm" svg:y2="10.419cm">
            <text:p/>
          </draw:line>
          <draw:line draw:style-name="gr8" draw:text-style-name="P6" draw:layer="layout" svg:x1="17.2cm" svg:y1="10.419cm" svg:x2="18.515cm" svg:y2="10.419cm">
            <text:p/>
          </draw:line>
          <draw:line draw:style-name="gr8" draw:text-style-name="P6" draw:layer="layout" svg:x1="17.2cm" svg:y1="11.006cm" svg:x2="18.515cm" svg:y2="11.006cm">
            <text:p/>
          </draw:line>
          <draw:line draw:style-name="gr8" draw:text-style-name="P6" draw:layer="layout" svg:x1="17.849cm" svg:y1="11.8cm" svg:x2="17.859cm" svg:y2="11.002cm">
            <text:p/>
          </draw:line>
          <draw:line draw:style-name="gr8" draw:text-style-name="P6" draw:layer="layout" svg:x1="17.849cm" svg:y1="10.431cm" svg:x2="17.859cm" svg:y2="9.633cm">
            <text:p/>
          </draw:line>
        </draw:g>
        <draw:g>
          <draw:line draw:style-name="gr8" draw:text-style-name="P6" draw:layer="layout" svg:x1="8.299cm" svg:y1="13.325cm" svg:x2="6.2cm" svg:y2="13.341cm">
            <text:p/>
          </draw:line>
          <draw:line draw:style-name="gr8" draw:text-style-name="P6" draw:layer="layout" svg:x1="8.3cm" svg:y1="13.316cm" svg:x2="6.201cm" svg:y2="13.332cm">
            <text:p/>
          </draw:line>
          <draw:line draw:style-name="gr8" draw:text-style-name="P6" draw:layer="layout" svg:x1="6.773cm" svg:y1="13.689cm" svg:x2="7.816cm" svg:y2="13.689cm">
            <text:p/>
          </draw:line>
          <draw:line draw:style-name="gr8" draw:text-style-name="P6" draw:layer="layout" svg:x1="7.055cm" svg:y1="14cm" svg:x2="7.556cm" svg:y2="14cm">
            <text:p/>
          </draw:line>
          <draw:line draw:style-name="gr8" draw:text-style-name="P6" draw:layer="layout" svg:x1="7.277cm" svg:y1="13.303cm" svg:x2="7.285cm" svg:y2="12.5cm">
            <text:p/>
          </draw:line>
        </draw:g>
        <draw:custom-shape draw:style-name="gr9" draw:text-style-name="P1" xml:id="id4" draw:id="id4" draw:layer="layout" svg:width="0.293cm" svg:height="0.296cm" svg:x="12.897cm" svg:y="5.1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" draw:id="id9" draw:layer="layout" svg:width="0.294cm" svg:height="0.295cm" svg:x="10.806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" draw:id="id8" draw:layer="layout" svg:width="0.294cm" svg:height="0.295cm" svg:x="15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" draw:id="id6" draw:layer="layout" svg:width="0.295cm" svg:height="0.296cm" svg:x="13.005cm" svg:y="9.2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044cm" svg:y1="5.115cm" svg:x2="7.3cm" svg:y2="6.9cm" draw:start-shape="id4" draw:start-glue-point="4" draw:end-shape="id5" draw:end-glue-point="0" svg:d="M13044 5115v-501h-5744v2286" svg:viewBox="0 0 5745 2287">
          <text:p/>
        </draw:connector>
        <draw:connector draw:style-name="gr2" draw:text-style-name="P1" draw:layer="layout" svg:x1="13.153cm" svg:y1="9.5cm" svg:x2="7.3cm" svg:y2="12.6cm" draw:start-shape="id6" draw:start-glue-point="8" draw:end-shape="id7" draw:end-glue-point="2" svg:d="M13153 9500v3100h-5853" svg:viewBox="0 0 5854 3101">
          <text:p/>
        </draw:connector>
        <draw:connector draw:style-name="gr4" draw:text-style-name="P3" draw:layer="layout" draw:type="line" svg:x1="15.043cm" svg:y1="7.252cm" svg:x2="13.257cm" svg:y2="9.247cm" draw:start-shape="id8" draw:start-glue-point="7" draw:end-shape="id6" draw:end-glue-point="11" svg:d="M15043 7252l-1786 1995" svg:viewBox="0 0 1787 1996">
          <text:p/>
        </draw:connector>
        <draw:connector draw:style-name="gr4" draw:text-style-name="P3" draw:layer="layout" draw:type="line" svg:x1="13.147cm" svg:y1="5.368cm" svg:x2="15.043cm" svg:y2="7.043cm" draw:start-shape="id4" draw:start-glue-point="9" draw:end-shape="id8" draw:end-glue-point="5" svg:d="M13147 5368l1896 1675" svg:viewBox="0 0 1897 1676">
          <text:p/>
        </draw:connector>
        <draw:connector draw:style-name="gr4" draw:text-style-name="P3" draw:layer="layout" draw:type="line" svg:x1="11.057cm" svg:y1="7.043cm" svg:x2="12.94cm" svg:y2="5.368cm" draw:start-shape="id9" draw:start-glue-point="11" draw:end-shape="id4" draw:end-glue-point="7" svg:d="M11057 7043l1883-1675" svg:viewBox="0 0 1884 1676">
          <text:p/>
        </draw:connector>
        <draw:connector draw:style-name="gr4" draw:text-style-name="P3" draw:layer="layout" draw:type="line" svg:x1="11.057cm" svg:y1="7.252cm" svg:x2="13.048cm" svg:y2="9.247cm" draw:start-shape="id9" draw:start-glue-point="9" draw:end-shape="id6" draw:end-glue-point="5" svg:d="M11057 7252l1991 1995" svg:viewBox="0 0 1992 1996">
          <text:p/>
        </draw:connector>
        <draw:g>
          <draw:custom-shape draw:style-name="gr10" draw:text-style-name="P1" draw:layer="layout" svg:width="0.974cm" svg:height="0.827cm" draw:transform="rotate (0.785398163397448) translate (11.39cm 6.31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6" draw:layer="layout" svg:x1="11.988cm" svg:y1="5.6cm" svg:x2="12.737cm" svg:y2="6.349cm">
            <text:p/>
          </draw:line>
        </draw:g>
        <draw:g>
          <draw:custom-shape draw:style-name="gr10" draw:text-style-name="P1" draw:layer="layout" svg:width="0.974cm" svg:height="0.827cm" draw:transform="rotate (0.785398163397448) translate (13.552cm 8.31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6" draw:layer="layout" svg:x1="14.15cm" svg:y1="7.6cm" svg:x2="14.899cm" svg:y2="8.349cm">
            <text:p/>
          </draw:line>
        </draw:g>
        <draw:g>
          <draw:custom-shape draw:style-name="gr10" draw:text-style-name="P1" draw:layer="layout" svg:width="0.975cm" svg:height="0.827cm" draw:transform="rotate (2.31500471984528) translate (14.059cm 6.87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6" draw:layer="layout" svg:x1="14.7cm" svg:y1="6.162cm" svg:x2="13.982cm" svg:y2="6.942cm">
            <text:p/>
          </draw:line>
        </draw:g>
        <draw:g>
          <draw:custom-shape draw:style-name="gr10" draw:text-style-name="P1" draw:layer="layout" svg:width="0.975cm" svg:height="0.827cm" draw:transform="rotate (2.31500471984528) translate (12.059cm 8.93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6" draw:layer="layout" svg:x1="12.7cm" svg:y1="8.22cm" svg:x2="11.982cm" svg:y2="9cm">
            <text:p/>
          </draw:line>
        </draw:g>
        <draw:g xml:id="id13" draw:id="id13">
          <draw:custom-shape draw:style-name="gr10" draw:text-style-name="P1" draw:layer="layout" svg:width="0.975cm" svg:height="0.827cm" draw:transform="rotate (-3.14159265358979) translate (22.836cm 9.3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6" draw:layer="layout" svg:x1="22.86cm" svg:y1="9.4cm" svg:x2="21.8cm" svg:y2="9.4cm">
            <text:p/>
          </draw:line>
        </draw:g>
        <draw:g xml:id="id14" draw:id="id14">
          <draw:custom-shape draw:style-name="gr10" draw:text-style-name="P1" draw:layer="layout" svg:width="0.975cm" svg:height="0.827cm" draw:transform="rotate (-3.14159265358979) translate (22.836cm 11.9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1" draw:text-style-name="P6" draw:layer="layout" svg:x1="22.86cm" svg:y1="12cm" svg:x2="21.8cm" svg:y2="12cm">
            <text:p/>
          </draw:line>
        </draw:g>
        <draw:connector draw:style-name="gr2" draw:text-style-name="P1" draw:layer="layout" svg:x1="15.294cm" svg:y1="7.148cm" svg:x2="18.444cm" svg:y2="7.147cm" draw:start-shape="id8" draw:start-glue-point="10" draw:end-shape="id10" draw:end-glue-point="0" svg:d="M15294 7148h1298v-1h1852" svg:viewBox="0 0 3151 2">
          <text:p/>
        </draw:connector>
        <draw:connector draw:style-name="gr2" draw:text-style-name="P1" draw:layer="layout" draw:line-skew="2.05cm" svg:x1="17.857cm" svg:y1="11.8cm" svg:x2="10.953cm" svg:y2="7.295cm" draw:start-shape="id11" draw:start-glue-point="2" draw:end-shape="id9" draw:end-glue-point="8" svg:d="M17857 11800v2600h-6904v-7105" svg:viewBox="0 0 6905 7106">
          <text:p/>
        </draw:connector>
        <draw:frame draw:style-name="gr12" draw:text-style-name="P6" xml:id="id12" draw:id="id12" draw:layer="layout" svg:width="2.9cm" svg:height="1.3cm" draw:transform="rotate (-3.14159265358979) translate (21.9cm 7.8cm)">
          <draw:image xlink:href="Pictures/1000020100000500000001E0498282020BB437E4.png" xlink:type="simple" xlink:show="embed" xlink:actuate="onLoad" loext:mime-type="image/png">
            <text:p/>
          </draw:image>
        </draw:frame>
        <draw:connector draw:style-name="gr4" draw:text-style-name="P3" xml:id="id10" draw:id="id10" draw:layer="layout" draw:type="line" svg:x1="19cm" svg:y1="7.15cm" svg:x2="17.889cm" svg:y2="7.144cm" draw:start-shape="id12" draw:start-glue-point="1" svg:d="M19000 7150l-1111-6" svg:viewBox="0 0 1112 7">
          <text:p/>
        </draw:connector>
        <draw:connector draw:style-name="gr2" draw:text-style-name="P1" draw:layer="layout" svg:x1="21.9cm" svg:y1="7.15cm" svg:x2="22.33cm" svg:y2="8.553cm" draw:start-shape="id12" draw:start-glue-point="3" draw:end-shape="id13" draw:end-glue-point="0" svg:d="M21900 7150h430v1403" svg:viewBox="0 0 431 1404">
          <text:p/>
        </draw:connector>
        <draw:connector draw:style-name="gr4" draw:text-style-name="P3" draw:layer="layout" draw:type="line" svg:x1="22.33cm" svg:y1="9.4cm" svg:x2="22.33cm" svg:y2="11.153cm" draw:start-shape="id13" draw:start-glue-point="2" draw:end-shape="id14" draw:end-glue-point="0" svg:d="M22330 9400v1753" svg:viewBox="0 0 1 1754">
          <text:p/>
        </draw:connector>
        <draw:connector draw:style-name="gr2" draw:text-style-name="P1" draw:layer="layout" draw:line-skew="1.874cm" svg:x1="22.33cm" svg:y1="12cm" svg:x2="17.857cm" svg:y2="11.8cm" draw:start-shape="id14" draw:start-glue-point="2" draw:end-shape="id11" draw:end-glue-point="2" svg:d="M22330 12000v2401h-4473v-2601" svg:viewBox="0 0 4474 2602">
          <text:p/>
        </draw:connector>
        <draw:custom-shape draw:style-name="gr13" draw:text-style-name="P7" draw:layer="layout" svg:width="0.2cm" svg:height="0.2cm" svg:x="22.6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2cm" svg:height="0.2cm" svg:x="22.6cm" svg:y="1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2cm" svg:height="0.2cm" svg:x="22.6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2.5cm" svg:height="1.505cm" svg:x="22.7cm" svg:y="9.495cm">
          <draw:text-box>
            <text:p text:style-name="P1"><text:span text:style-name="T1">26</text:span></text:p>
            <text:p text:style-name="P1"><text:span text:style-name="T1">Diodes</text:span></text:p>
          </draw:text-box>
        </draw:frame>
        <draw:frame draw:style-name="gr15" draw:text-style-name="P4" draw:layer="layout" svg:width="1.8cm" svg:height="1cm" svg:x="14.3cm" svg:y="5cm">
          <draw:text-box>
            <text:p>Dp1</text:p>
          </draw:text-box>
        </draw:frame>
        <draw:frame draw:style-name="gr15" draw:text-style-name="P4" draw:layer="layout" svg:width="1.8cm" svg:height="1cm" svg:x="10.1cm" svg:y="5.1cm">
          <draw:text-box>
            <text:p>Dp2</text:p>
          </draw:text-box>
        </draw:frame>
        <draw:frame draw:style-name="gr16" draw:text-style-name="P4" draw:layer="layout" svg:width="1.8cm" svg:height="0.962cm" svg:x="11cm" svg:y="9.1cm">
          <draw:text-box>
            <text:p>Dp3</text:p>
          </draw:text-box>
        </draw:frame>
        <draw:frame draw:style-name="gr15" draw:text-style-name="P4" draw:layer="layout" svg:width="1.8cm" svg:height="1cm" svg:x="15cm" svg:y="7.8cm">
          <draw:text-box>
            <text:p>Dp4</text:p>
          </draw:text-box>
        </draw:frame>
        <draw:frame draw:style-name="gr17" draw:text-style-name="P4" draw:layer="layout" svg:width="1.4cm" svg:height="1.273cm" svg:x="15.8cm" svg:y="10.2cm">
          <draw:text-box>
            <text:p>Ci</text:p>
          </draw:text-box>
        </draw:frame>
        <draw:frame draw:style-name="gr15" draw:text-style-name="P4" draw:layer="layout" svg:width="1.8cm" svg:height="1cm" svg:x="19.8cm" svg:y="5.8cm">
          <draw:text-box>
            <text:p>Ri</text:p>
          </draw:text-box>
        </draw:frame>
        <draw:frame draw:style-name="gr16" draw:text-style-name="P9" draw:layer="layout" svg:width="0.7cm" svg:height="0.962cm" svg:x="13cm" svg:y="4.338cm">
          <draw:text-box>
            <text:p><text:span text:style-name="T2">1</text:span></text:p>
          </draw:text-box>
        </draw:frame>
        <draw:frame draw:style-name="gr16" draw:text-style-name="P9" draw:layer="layout" svg:width="0.7cm" svg:height="0.962cm" svg:x="15.2cm" svg:y="6.2cm">
          <draw:text-box>
            <text:p><text:span text:style-name="T2">2</text:span></text:p>
          </draw:text-box>
        </draw:frame>
        <draw:frame draw:style-name="gr16" draw:text-style-name="P9" draw:layer="layout" svg:width="0.7cm" svg:height="0.962cm" svg:x="9.9cm" svg:y="6.738cm">
          <draw:text-box>
            <text:p><text:span text:style-name="T2">4</text:span></text:p>
          </draw:text-box>
        </draw:frame>
        <draw:frame draw:style-name="gr18" draw:text-style-name="P9" draw:layer="layout" svg:width="0.7cm" svg:height="1.062cm" svg:x="22cm" svg:y="5.938cm">
          <draw:text-box>
            <text:p><text:span text:style-name="T2">3</text:span></text:p>
          </draw:text-box>
        </draw:frame>
        <draw:frame draw:style-name="gr16" draw:text-style-name="P9" draw:layer="layout" svg:width="2.7cm" svg:height="0.962cm" svg:x="5.9cm" svg:y="14.338cm">
          <draw:text-box>
            <text:p><text:span text:style-name="T2">GND 0</text:span></text:p>
          </draw:text-box>
        </draw:frame>
        <draw:connector draw:style-name="gr4" draw:text-style-name="P3" draw:layer="layout" draw:type="line" svg:x1="17.857cm" svg:y1="9.633cm" svg:x2="17.889cm" svg:y2="7.144cm" draw:start-shape="id11" draw:start-glue-point="0" draw:end-shape="id10" draw:end-glue-point="3" svg:d="M17857 9633l32-2489" svg:viewBox="0 0 33 2490">
          <text:p/>
        </draw:connector>
        <draw:frame draw:style-name="gr19" draw:text-style-name="P5" draw:layer="layout" svg:width="3.3cm" svg:height="2.132cm" svg:x="7.5cm" svg:y="8.8cm">
          <draw:text-box>
            <text:p><text:span text:style-name="T1">13.0855V</text:span></text:p>
            <text:p><text:span text:style-name="T1">50 Hz</text:span></text:p>
          </draw:text-box>
        </draw:frame>
        <draw:custom-shape draw:style-name="gr9" draw:text-style-name="P1" draw:layer="layout" svg:width="0.294cm" svg:height="0.295cm" svg:x="22.206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94cm" svg:height="0.295cm" svg:x="22.206cm" svg:y="14.20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2.5cm" svg:y1="7.1cm" svg:x2="25.9cm" svg:y2="7.1cm">
          <text:p/>
        </draw:line>
        <draw:line draw:style-name="gr4" draw:text-style-name="P3" draw:layer="layout" svg:x1="22.5cm" svg:y1="14.4cm" svg:x2="26.1cm" svg:y2="14.4cm">
          <text:p/>
        </draw:line>
        <draw:frame draw:style-name="gr16" draw:text-style-name="P4" draw:layer="layout" svg:width="0.8cm" svg:height="0.962cm" svg:x="25.9cm" svg:y="6.6cm">
          <draw:text-box>
            <text:p>+</text:p>
          </draw:text-box>
        </draw:frame>
        <draw:frame draw:style-name="gr16" draw:text-style-name="P4" draw:layer="layout" svg:width="0.5cm" svg:height="0.962cm" svg:x="26.1cm" svg:y="13.838cm">
          <draw:text-box>
            <text:p>-</text:p>
          </draw:text-box>
        </draw:frame>
        <draw:frame draw:style-name="gr20" draw:text-style-name="P10" draw:layer="layout" svg:width="2.4cm" svg:height="3.326cm" svg:x="25.7cm" svg:y="9.3cm">
          <draw:text-box>
            <text:p><text:span text:style-name="T3">DC</text:span></text:p>
            <text:p><text:span text:style-name="T3">12 V</text:span></text:p>
          </draw:text-box>
        </draw:frame>
        <draw:frame draw:style-name="gr21" draw:text-style-name="P9" draw:layer="layout" svg:width="0.7cm" svg:height="1.176cm" svg:x="21.9cm" svg:y="14.6cm">
          <draw:text-box>
            <text:p><text:span text:style-name="T2">4</text:span></text:p>
          </draw:text-box>
        </draw:frame>
        <draw:frame draw:style-name="gr22" draw:text-style-name="P11" draw:layer="layout" svg:width="5.1cm" svg:height="1.095cm" svg:x="2.7cm" svg:y="3.405cm">
          <draw:text-box>
            <text:p>N1/N2 = 17.57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0:29:22.068517798</meta:creation-date>
    <dc:date>2021-05-08T02:30:16.334938578</dc:date>
    <meta:editing-duration>PT49M34S</meta:editing-duration>
    <meta:editing-cycles>20</meta:editing-cycles>
    <meta:generator>LibreOffice/6.4.6.2$Linux_X86_64 LibreOffice_project/40$Build-2</meta:generator>
    <meta:document-statistic meta:object-count="85"/>
  </office:meta>
</office:document-meta>
</file>